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34.9cm" svg:height="21.37cm" svg:x="26.478cm" svg:y="0.428cm">
            <draw:object draw:notify-on-update-of-ranges="Tabelle1.A2:Tabelle1.A2 Tabelle1.A3:Tabelle1.A48 Tabelle1.B2:Tabelle1.B2 Tabelle1.B3:Tabelle1.B48 Tabelle1.F2:Tabelle1.F2 Tabelle1.F3:Tabelle1.F48 Tabelle1.J2:Tabelle1.J2 Tabelle1.J3:Tabelle1.J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AI, l-1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AI, l-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andom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UMOFMEASUREMENTS</text:p>
          </table:table-cell>
          <table:table-cell office:value-type="string" calcext:value-type="string">
            <text:p>AVGRMS_NAI_L-1</text:p>
          </table:table-cell>
          <table:table-cell office:value-type="string" calcext:value-type="string">
            <text:p>AVGVAR</text:p>
          </table:table-cell>
          <table:table-cell/>
          <table:table-cell office:value-type="string" calcext:value-type="string">
            <text:p>NUMOFMEASUREMENTS</text:p>
          </table:table-cell>
          <table:table-cell office:value-type="string" calcext:value-type="string">
            <text:p>AVGRMS_NAI_L-2</text:p>
          </table:table-cell>
          <table:table-cell office:value-type="string" calcext:value-type="string">
            <text:p>AVGVAR</text:p>
          </table:table-cell>
          <table:table-cell/>
          <table:table-cell office:value-type="string" calcext:value-type="string">
            <text:p>NUMOFMEASUREMENTS</text:p>
          </table:table-cell>
          <table:table-cell office:value-type="string" calcext:value-type="string">
            <text:p>AVGRMS_RAND</text:p>
          </table:table-cell>
          <table:table-cell office:value-type="string" calcext:value-type="string">
            <text:p>AVGV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0897" calcext:value-type="float">
            <text:p>8,40897</text:p>
          </table:table-cell>
          <table:table-cell office:value-type="float" office:value="12.4579" calcext:value-type="float">
            <text:p>12,4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.601" calcext:value-type="float">
            <text:p>9,601</text:p>
          </table:table-cell>
          <table:table-cell office:value-type="float" office:value="13.7263" calcext:value-type="float">
            <text:p>13,72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4798" calcext:value-type="float">
            <text:p>10,4798</text:p>
          </table:table-cell>
          <table:table-cell office:value-type="float" office:value="5.30917" calcext:value-type="float">
            <text:p>5,309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8817" calcext:value-type="float">
            <text:p>6,58817</text:p>
          </table:table-cell>
          <table:table-cell office:value-type="float" office:value="3.60791" calcext:value-type="float">
            <text:p>3,607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9013" calcext:value-type="float">
            <text:p>6,79013</text:p>
          </table:table-cell>
          <table:table-cell office:value-type="float" office:value="3.27275" calcext:value-type="float">
            <text:p>3,272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4617" calcext:value-type="float">
            <text:p>10,4617</text:p>
          </table:table-cell>
          <table:table-cell office:value-type="float" office:value="34.2212" calcext:value-type="float">
            <text:p>34,2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0331" calcext:value-type="float">
            <text:p>7,60331</text:p>
          </table:table-cell>
          <table:table-cell office:value-type="float" office:value="1.90084" calcext:value-type="float">
            <text:p>1,900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5972" calcext:value-type="float">
            <text:p>10,5972</text:p>
          </table:table-cell>
          <table:table-cell office:value-type="float" office:value="35.183" calcext:value-type="float">
            <text:p>35,1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7335" calcext:value-type="float">
            <text:p>11,7335</text:p>
          </table:table-cell>
          <table:table-cell office:value-type="float" office:value="25.8817" calcext:value-type="float">
            <text:p>25,8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2754" calcext:value-type="float">
            <text:p>9,12754</text:p>
          </table:table-cell>
          <table:table-cell office:value-type="float" office:value="7.27046" calcext:value-type="float">
            <text:p>7,270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.764" calcext:value-type="float">
            <text:p>14,764</text:p>
          </table:table-cell>
          <table:table-cell office:value-type="float" office:value="16.1292" calcext:value-type="float">
            <text:p>16,12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.664" calcext:value-type="float">
            <text:p>14,664</text:p>
          </table:table-cell>
          <table:table-cell office:value-type="float" office:value="49.6093" calcext:value-type="float">
            <text:p>49,6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0152" calcext:value-type="float">
            <text:p>7,90152</text:p>
          </table:table-cell>
          <table:table-cell office:value-type="float" office:value="7.90596" calcext:value-type="float">
            <text:p>7,905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.96865" calcext:value-type="float">
            <text:p>9,96865</text:p>
          </table:table-cell>
          <table:table-cell office:value-type="float" office:value="15.776" calcext:value-type="float">
            <text:p>15,7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.9663" calcext:value-type="float">
            <text:p>11,9663</text:p>
          </table:table-cell>
          <table:table-cell office:value-type="float" office:value="19.6638" calcext:value-type="float">
            <text:p>19,66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75263" calcext:value-type="float">
            <text:p>8,75263</text:p>
          </table:table-cell>
          <table:table-cell office:value-type="float" office:value="14.8945" calcext:value-type="float">
            <text:p>14,89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2787" calcext:value-type="float">
            <text:p>11,2787</text:p>
          </table:table-cell>
          <table:table-cell office:value-type="float" office:value="4.617" calcext:value-type="float">
            <text:p>4,6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607" calcext:value-type="float">
            <text:p>15,607</text:p>
          </table:table-cell>
          <table:table-cell office:value-type="float" office:value="154.358" calcext:value-type="float">
            <text:p>154,3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4832" calcext:value-type="float">
            <text:p>7,34832</text:p>
          </table:table-cell>
          <table:table-cell office:value-type="float" office:value="8.30117" calcext:value-type="float">
            <text:p>8,301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51598" calcext:value-type="float">
            <text:p>9,51598</text:p>
          </table:table-cell>
          <table:table-cell office:value-type="float" office:value="13.3493" calcext:value-type="float">
            <text:p>13,34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88324" calcext:value-type="float">
            <text:p>7,88324</text:p>
          </table:table-cell>
          <table:table-cell office:value-type="float" office:value="17.655" calcext:value-type="float">
            <text:p>17,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45174" calcext:value-type="float">
            <text:p>5,45174</text:p>
          </table:table-cell>
          <table:table-cell office:value-type="float" office:value="4.83791" calcext:value-type="float">
            <text:p>4,837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35418" calcext:value-type="float">
            <text:p>6,35418</text:p>
          </table:table-cell>
          <table:table-cell office:value-type="float" office:value="3.78714" calcext:value-type="float">
            <text:p>3,787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.26338" calcext:value-type="float">
            <text:p>8,26338</text:p>
          </table:table-cell>
          <table:table-cell office:value-type="float" office:value="32.4698" calcext:value-type="float">
            <text:p>32,46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18317" calcext:value-type="float">
            <text:p>4,18317</text:p>
          </table:table-cell>
          <table:table-cell office:value-type="float" office:value="0.2874" calcext:value-type="float">
            <text:p>0,28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66106" calcext:value-type="float">
            <text:p>5,66106</text:p>
          </table:table-cell>
          <table:table-cell office:value-type="float" office:value="1.41686" calcext:value-type="float">
            <text:p>1,416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.88169" calcext:value-type="float">
            <text:p>7,88169</text:p>
          </table:table-cell>
          <table:table-cell office:value-type="float" office:value="20.4952" calcext:value-type="float">
            <text:p>20,4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3031" calcext:value-type="float">
            <text:p>4,03031</text:p>
          </table:table-cell>
          <table:table-cell office:value-type="float" office:value="0.150269" calcext:value-type="float">
            <text:p>0,1502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89388" calcext:value-type="float">
            <text:p>4,89388</text:p>
          </table:table-cell>
          <table:table-cell office:value-type="float" office:value="1.05585" calcext:value-type="float">
            <text:p>1,055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18688" calcext:value-type="float">
            <text:p>8,18688</text:p>
          </table:table-cell>
          <table:table-cell office:value-type="float" office:value="26.2815" calcext:value-type="float">
            <text:p>26,28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357" calcext:value-type="float">
            <text:p>3,7357</text:p>
          </table:table-cell>
          <table:table-cell office:value-type="float" office:value="0.124927" calcext:value-type="float">
            <text:p>0,1249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4205" calcext:value-type="float">
            <text:p>4,54205</text:p>
          </table:table-cell>
          <table:table-cell office:value-type="float" office:value="1.28262" calcext:value-type="float">
            <text:p>1,282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61165" calcext:value-type="float">
            <text:p>6,61165</text:p>
          </table:table-cell>
          <table:table-cell office:value-type="float" office:value="11.5686" calcext:value-type="float">
            <text:p>11,56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75724" calcext:value-type="float">
            <text:p>3,75724</text:p>
          </table:table-cell>
          <table:table-cell office:value-type="float" office:value="0.125394" calcext:value-type="float">
            <text:p>0,1253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9227" calcext:value-type="float">
            <text:p>4,29227</text:p>
          </table:table-cell>
          <table:table-cell office:value-type="float" office:value="0.368521" calcext:value-type="float">
            <text:p>0,3685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.92665" calcext:value-type="float">
            <text:p>5,92665</text:p>
          </table:table-cell>
          <table:table-cell office:value-type="float" office:value="7.19995" calcext:value-type="float">
            <text:p>7,19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2883" calcext:value-type="float">
            <text:p>3,82883</text:p>
          </table:table-cell>
          <table:table-cell office:value-type="float" office:value="0.165166" calcext:value-type="float">
            <text:p>0,1651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1368" calcext:value-type="float">
            <text:p>4,1368</text:p>
          </table:table-cell>
          <table:table-cell office:value-type="float" office:value="0.284211" calcext:value-type="float">
            <text:p>0,2842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25682" calcext:value-type="float">
            <text:p>5,25682</text:p>
          </table:table-cell>
          <table:table-cell office:value-type="float" office:value="4.14241" calcext:value-type="float">
            <text:p>4,142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6403" calcext:value-type="float">
            <text:p>3,86403</text:p>
          </table:table-cell>
          <table:table-cell office:value-type="float" office:value="0.208421" calcext:value-type="float">
            <text:p>0,2084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16739" calcext:value-type="float">
            <text:p>4,16739</text:p>
          </table:table-cell>
          <table:table-cell office:value-type="float" office:value="0.135681" calcext:value-type="float">
            <text:p>0,1356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.1889" calcext:value-type="float">
            <text:p>5,1889</text:p>
          </table:table-cell>
          <table:table-cell office:value-type="float" office:value="3.91074" calcext:value-type="float">
            <text:p>3,91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3749" calcext:value-type="float">
            <text:p>3,73749</text:p>
          </table:table-cell>
          <table:table-cell office:value-type="float" office:value="0.178419" calcext:value-type="float">
            <text:p>0,1784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10929" calcext:value-type="float">
            <text:p>4,10929</text:p>
          </table:table-cell>
          <table:table-cell office:value-type="float" office:value="0.115553" calcext:value-type="float">
            <text:p>0,1155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1009" calcext:value-type="float">
            <text:p>5,1009</text:p>
          </table:table-cell>
          <table:table-cell office:value-type="float" office:value="2.29655" calcext:value-type="float">
            <text:p>2,296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6863" calcext:value-type="float">
            <text:p>3,66863</text:p>
          </table:table-cell>
          <table:table-cell office:value-type="float" office:value="0.227785" calcext:value-type="float">
            <text:p>0,2277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958" calcext:value-type="float">
            <text:p>3,958</text:p>
          </table:table-cell>
          <table:table-cell office:value-type="float" office:value="0.076203" calcext:value-type="float">
            <text:p>0,0762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96226" calcext:value-type="float">
            <text:p>4,96226</text:p>
          </table:table-cell>
          <table:table-cell office:value-type="float" office:value="2.50744" calcext:value-type="float">
            <text:p>2,507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48751" calcext:value-type="float">
            <text:p>3,48751</text:p>
          </table:table-cell>
          <table:table-cell office:value-type="float" office:value="0.305445" calcext:value-type="float">
            <text:p>0,3054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.95085" calcext:value-type="float">
            <text:p>3,95085</text:p>
          </table:table-cell>
          <table:table-cell office:value-type="float" office:value="0.0929507" calcext:value-type="float">
            <text:p>0,092950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72596" calcext:value-type="float">
            <text:p>4,72596</text:p>
          </table:table-cell>
          <table:table-cell office:value-type="float" office:value="1.97517" calcext:value-type="float">
            <text:p>1,975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41926" calcext:value-type="float">
            <text:p>3,41926</text:p>
          </table:table-cell>
          <table:table-cell office:value-type="float" office:value="0.344695" calcext:value-type="float">
            <text:p>0,3446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79087" calcext:value-type="float">
            <text:p>3,79087</text:p>
          </table:table-cell>
          <table:table-cell office:value-type="float" office:value="0.321285" calcext:value-type="float">
            <text:p>0,3212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6965" calcext:value-type="float">
            <text:p>4,6965</text:p>
          </table:table-cell>
          <table:table-cell office:value-type="float" office:value="1.86272" calcext:value-type="float">
            <text:p>1,862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40692" calcext:value-type="float">
            <text:p>3,40692</text:p>
          </table:table-cell>
          <table:table-cell office:value-type="float" office:value="0.293129" calcext:value-type="float">
            <text:p>0,2931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.77928" calcext:value-type="float">
            <text:p>3,77928</text:p>
          </table:table-cell>
          <table:table-cell office:value-type="float" office:value="0.329351" calcext:value-type="float">
            <text:p>0,3293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17627" calcext:value-type="float">
            <text:p>4,17627</text:p>
          </table:table-cell>
          <table:table-cell office:value-type="float" office:value="0.520162" calcext:value-type="float">
            <text:p>0,5201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6458" calcext:value-type="float">
            <text:p>3,36458</text:p>
          </table:table-cell>
          <table:table-cell office:value-type="float" office:value="0.28217" calcext:value-type="float">
            <text:p>0,282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58723" calcext:value-type="float">
            <text:p>3,58723</text:p>
          </table:table-cell>
          <table:table-cell office:value-type="float" office:value="0.277825" calcext:value-type="float">
            <text:p>0,2778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13459" calcext:value-type="float">
            <text:p>4,13459</text:p>
          </table:table-cell>
          <table:table-cell office:value-type="float" office:value="0.491952" calcext:value-type="float">
            <text:p>0,4919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38968" calcext:value-type="float">
            <text:p>3,38968</text:p>
          </table:table-cell>
          <table:table-cell office:value-type="float" office:value="0.408276" calcext:value-type="float">
            <text:p>0,4082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.57238" calcext:value-type="float">
            <text:p>3,57238</text:p>
          </table:table-cell>
          <table:table-cell office:value-type="float" office:value="0.36296" calcext:value-type="float">
            <text:p>0,362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11387" calcext:value-type="float">
            <text:p>4,11387</text:p>
          </table:table-cell>
          <table:table-cell office:value-type="float" office:value="0.448325" calcext:value-type="float">
            <text:p>0,448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46437" calcext:value-type="float">
            <text:p>3,46437</text:p>
          </table:table-cell>
          <table:table-cell office:value-type="float" office:value="0.358518" calcext:value-type="float">
            <text:p>0,3585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.56589" calcext:value-type="float">
            <text:p>3,56589</text:p>
          </table:table-cell>
          <table:table-cell office:value-type="float" office:value="0.39918" calcext:value-type="float">
            <text:p>0,399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.95377" calcext:value-type="float">
            <text:p>3,95377</text:p>
          </table:table-cell>
          <table:table-cell office:value-type="float" office:value="0.560895" calcext:value-type="float">
            <text:p>0,5608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50094" calcext:value-type="float">
            <text:p>3,50094</text:p>
          </table:table-cell>
          <table:table-cell office:value-type="float" office:value="0.299445" calcext:value-type="float">
            <text:p>0,2994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54036" calcext:value-type="float">
            <text:p>3,54036</text:p>
          </table:table-cell>
          <table:table-cell office:value-type="float" office:value="0.532214" calcext:value-type="float">
            <text:p>0,5322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84059" calcext:value-type="float">
            <text:p>3,84059</text:p>
          </table:table-cell>
          <table:table-cell office:value-type="float" office:value="0.471418" calcext:value-type="float">
            <text:p>0,4714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42237" calcext:value-type="float">
            <text:p>3,42237</text:p>
          </table:table-cell>
          <table:table-cell office:value-type="float" office:value="0.272343" calcext:value-type="float">
            <text:p>0,27234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54919" calcext:value-type="float">
            <text:p>3,54919</text:p>
          </table:table-cell>
          <table:table-cell office:value-type="float" office:value="0.526539" calcext:value-type="float">
            <text:p>0,5265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73981" calcext:value-type="float">
            <text:p>3,73981</text:p>
          </table:table-cell>
          <table:table-cell office:value-type="float" office:value="0.414177" calcext:value-type="float">
            <text:p>0,4141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30188" calcext:value-type="float">
            <text:p>3,30188</text:p>
          </table:table-cell>
          <table:table-cell office:value-type="float" office:value="0.310713" calcext:value-type="float">
            <text:p>0,3107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4395" calcext:value-type="float">
            <text:p>3,4395</text:p>
          </table:table-cell>
          <table:table-cell office:value-type="float" office:value="0.537117" calcext:value-type="float">
            <text:p>0,5371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68484" calcext:value-type="float">
            <text:p>3,68484</text:p>
          </table:table-cell>
          <table:table-cell office:value-type="float" office:value="0.390678" calcext:value-type="float">
            <text:p>0,3906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29612" calcext:value-type="float">
            <text:p>3,29612</text:p>
          </table:table-cell>
          <table:table-cell office:value-type="float" office:value="0.312919" calcext:value-type="float">
            <text:p>0,3129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36105" calcext:value-type="float">
            <text:p>3,36105</text:p>
          </table:table-cell>
          <table:table-cell office:value-type="float" office:value="0.441963" calcext:value-type="float">
            <text:p>0,44196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58066" calcext:value-type="float">
            <text:p>3,58066</text:p>
          </table:table-cell>
          <table:table-cell office:value-type="float" office:value="0.347122" calcext:value-type="float">
            <text:p>0,3471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8688" calcext:value-type="float">
            <text:p>3,28688</text:p>
          </table:table-cell>
          <table:table-cell office:value-type="float" office:value="0.188999" calcext:value-type="float">
            <text:p>0,1889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37499" calcext:value-type="float">
            <text:p>3,37499</text:p>
          </table:table-cell>
          <table:table-cell office:value-type="float" office:value="0.423289" calcext:value-type="float">
            <text:p>0,42328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5155" calcext:value-type="float">
            <text:p>3,5155</text:p>
          </table:table-cell>
          <table:table-cell office:value-type="float" office:value="0.327012" calcext:value-type="float">
            <text:p>0,327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6623" calcext:value-type="float">
            <text:p>3,26623</text:p>
          </table:table-cell>
          <table:table-cell office:value-type="float" office:value="0.224614" calcext:value-type="float">
            <text:p>0,22461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.3474" calcext:value-type="float">
            <text:p>3,3474</text:p>
          </table:table-cell>
          <table:table-cell office:value-type="float" office:value="0.39768" calcext:value-type="float">
            <text:p>0,3976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.51341" calcext:value-type="float">
            <text:p>3,51341</text:p>
          </table:table-cell>
          <table:table-cell office:value-type="float" office:value="0.344596" calcext:value-type="float">
            <text:p>0,3445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27007" calcext:value-type="float">
            <text:p>3,27007</text:p>
          </table:table-cell>
          <table:table-cell office:value-type="float" office:value="0.237159" calcext:value-type="float">
            <text:p>0,23715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40335" calcext:value-type="float">
            <text:p>3,40335</text:p>
          </table:table-cell>
          <table:table-cell office:value-type="float" office:value="0.348587" calcext:value-type="float">
            <text:p>0,34858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52541" calcext:value-type="float">
            <text:p>3,52541</text:p>
          </table:table-cell>
          <table:table-cell office:value-type="float" office:value="0.370231" calcext:value-type="float">
            <text:p>0,3702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2335" calcext:value-type="float">
            <text:p>3,2335</text:p>
          </table:table-cell>
          <table:table-cell office:value-type="float" office:value="0.208492" calcext:value-type="float">
            <text:p>0,20849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.39042" calcext:value-type="float">
            <text:p>3,39042</text:p>
          </table:table-cell>
          <table:table-cell office:value-type="float" office:value="0.341519" calcext:value-type="float">
            <text:p>0,3415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.49219" calcext:value-type="float">
            <text:p>3,49219</text:p>
          </table:table-cell>
          <table:table-cell office:value-type="float" office:value="0.383229" calcext:value-type="float">
            <text:p>0,3832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23086" calcext:value-type="float">
            <text:p>3,23086</text:p>
          </table:table-cell>
          <table:table-cell office:value-type="float" office:value="0.204267" calcext:value-type="float">
            <text:p>0,2042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3738" calcext:value-type="float">
            <text:p>3,3738</text:p>
          </table:table-cell>
          <table:table-cell office:value-type="float" office:value="0.357329" calcext:value-type="float">
            <text:p>0,3573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48518" calcext:value-type="float">
            <text:p>3,48518</text:p>
          </table:table-cell>
          <table:table-cell office:value-type="float" office:value="0.405772" calcext:value-type="float">
            <text:p>0,4057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25255" calcext:value-type="float">
            <text:p>3,25255</text:p>
          </table:table-cell>
          <table:table-cell office:value-type="float" office:value="0.205702" calcext:value-type="float">
            <text:p>0,2057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.38289" calcext:value-type="float">
            <text:p>3,38289</text:p>
          </table:table-cell>
          <table:table-cell office:value-type="float" office:value="0.376058" calcext:value-type="float">
            <text:p>0,37605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.46022" calcext:value-type="float">
            <text:p>3,46022</text:p>
          </table:table-cell>
          <table:table-cell office:value-type="float" office:value="0.418288" calcext:value-type="float">
            <text:p>0,4182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24365" calcext:value-type="float">
            <text:p>3,24365</text:p>
          </table:table-cell>
          <table:table-cell office:value-type="float" office:value="0.22157" calcext:value-type="float">
            <text:p>0,2215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.35883" calcext:value-type="float">
            <text:p>3,35883</text:p>
          </table:table-cell>
          <table:table-cell office:value-type="float" office:value="0.340208" calcext:value-type="float">
            <text:p>0,34020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.40448" calcext:value-type="float">
            <text:p>3,40448</text:p>
          </table:table-cell>
          <table:table-cell office:value-type="float" office:value="0.378486" calcext:value-type="float">
            <text:p>0,3784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18657" calcext:value-type="float">
            <text:p>3,18657</text:p>
          </table:table-cell>
          <table:table-cell office:value-type="float" office:value="0.190693" calcext:value-type="float">
            <text:p>0,19069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.36247" calcext:value-type="float">
            <text:p>3,36247</text:p>
          </table:table-cell>
          <table:table-cell office:value-type="float" office:value="0.344051" calcext:value-type="float">
            <text:p>0,34405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.38018" calcext:value-type="float">
            <text:p>3,38018</text:p>
          </table:table-cell>
          <table:table-cell office:value-type="float" office:value="0.345476" calcext:value-type="float">
            <text:p>0,3454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18075" calcext:value-type="float">
            <text:p>3,18075</text:p>
          </table:table-cell>
          <table:table-cell office:value-type="float" office:value="0.197608" calcext:value-type="float">
            <text:p>0,1976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33332" calcext:value-type="float">
            <text:p>3,33332</text:p>
          </table:table-cell>
          <table:table-cell office:value-type="float" office:value="0.337112" calcext:value-type="float">
            <text:p>0,33711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.31294" calcext:value-type="float">
            <text:p>3,31294</text:p>
          </table:table-cell>
          <table:table-cell office:value-type="float" office:value="0.302979" calcext:value-type="float">
            <text:p>0,3029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9639" calcext:value-type="float">
            <text:p>3,19639</text:p>
          </table:table-cell>
          <table:table-cell office:value-type="float" office:value="0.194085" calcext:value-type="float">
            <text:p>0,1940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30719" calcext:value-type="float">
            <text:p>3,30719</text:p>
          </table:table-cell>
          <table:table-cell office:value-type="float" office:value="0.381458" calcext:value-type="float">
            <text:p>0,3814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31154" calcext:value-type="float">
            <text:p>3,31154</text:p>
          </table:table-cell>
          <table:table-cell office:value-type="float" office:value="0.309973" calcext:value-type="float">
            <text:p>0,3099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18308" calcext:value-type="float">
            <text:p>3,18308</text:p>
          </table:table-cell>
          <table:table-cell office:value-type="float" office:value="0.199701" calcext:value-type="float">
            <text:p>0,19970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.30817" calcext:value-type="float">
            <text:p>3,30817</text:p>
          </table:table-cell>
          <table:table-cell office:value-type="float" office:value="0.381107" calcext:value-type="float">
            <text:p>0,3811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.28657" calcext:value-type="float">
            <text:p>3,28657</text:p>
          </table:table-cell>
          <table:table-cell office:value-type="float" office:value="0.305534" calcext:value-type="float">
            <text:p>0,3055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16543" calcext:value-type="float">
            <text:p>3,16543</text:p>
          </table:table-cell>
          <table:table-cell office:value-type="float" office:value="0.199179" calcext:value-type="float">
            <text:p>0,19917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.31775" calcext:value-type="float">
            <text:p>3,31775</text:p>
          </table:table-cell>
          <table:table-cell office:value-type="float" office:value="0.375404" calcext:value-type="float">
            <text:p>0,37540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.2712" calcext:value-type="float">
            <text:p>3,2712</text:p>
          </table:table-cell>
          <table:table-cell office:value-type="float" office:value="0.299918" calcext:value-type="float">
            <text:p>0,2999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15617" calcext:value-type="float">
            <text:p>3,15617</text:p>
          </table:table-cell>
          <table:table-cell office:value-type="float" office:value="0.203371" calcext:value-type="float">
            <text:p>0,20337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0352" calcext:value-type="float">
            <text:p>3,30352</text:p>
          </table:table-cell>
          <table:table-cell office:value-type="float" office:value="0.389093" calcext:value-type="float">
            <text:p>0,38909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21874" calcext:value-type="float">
            <text:p>3,21874</text:p>
          </table:table-cell>
          <table:table-cell office:value-type="float" office:value="0.327948" calcext:value-type="float">
            <text:p>0,3279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13113" calcext:value-type="float">
            <text:p>3,13113</text:p>
          </table:table-cell>
          <table:table-cell office:value-type="float" office:value="0.21966" calcext:value-type="float">
            <text:p>0,2196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31484" calcext:value-type="float">
            <text:p>3,31484</text:p>
          </table:table-cell>
          <table:table-cell office:value-type="float" office:value="0.370719" calcext:value-type="float">
            <text:p>0,37071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19962" calcext:value-type="float">
            <text:p>3,19962</text:p>
          </table:table-cell>
          <table:table-cell office:value-type="float" office:value="0.326151" calcext:value-type="float">
            <text:p>0,3261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14182" calcext:value-type="float">
            <text:p>3,14182</text:p>
          </table:table-cell>
          <table:table-cell office:value-type="float" office:value="0.214556" calcext:value-type="float">
            <text:p>0,2145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25186" calcext:value-type="float">
            <text:p>3,25186</text:p>
          </table:table-cell>
          <table:table-cell office:value-type="float" office:value="0.387832" calcext:value-type="float">
            <text:p>0,38783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20087" calcext:value-type="float">
            <text:p>3,20087</text:p>
          </table:table-cell>
          <table:table-cell office:value-type="float" office:value="0.308916" calcext:value-type="float">
            <text:p>0,3089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12692" calcext:value-type="float">
            <text:p>3,12692</text:p>
          </table:table-cell>
          <table:table-cell office:value-type="float" office:value="0.213477" calcext:value-type="float">
            <text:p>0,21347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24779" calcext:value-type="float">
            <text:p>3,24779</text:p>
          </table:table-cell>
          <table:table-cell office:value-type="float" office:value="0.354561" calcext:value-type="float">
            <text:p>0,35456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18064" calcext:value-type="float">
            <text:p>3,18064</text:p>
          </table:table-cell>
          <table:table-cell office:value-type="float" office:value="0.311116" calcext:value-type="float">
            <text:p>0,3111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12645" calcext:value-type="float">
            <text:p>3,12645</text:p>
          </table:table-cell>
          <table:table-cell office:value-type="float" office:value="0.214073" calcext:value-type="float">
            <text:p>0,2140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23379" calcext:value-type="float">
            <text:p>3,23379</text:p>
          </table:table-cell>
          <table:table-cell office:value-type="float" office:value="0.373031" calcext:value-type="float">
            <text:p>0,37303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16428" calcext:value-type="float">
            <text:p>3,16428</text:p>
          </table:table-cell>
          <table:table-cell office:value-type="float" office:value="0.30096" calcext:value-type="float">
            <text:p>0,300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15559" calcext:value-type="float">
            <text:p>3,15559</text:p>
          </table:table-cell>
          <table:table-cell office:value-type="float" office:value="0.204318" calcext:value-type="float">
            <text:p>0,2043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22535" calcext:value-type="float">
            <text:p>3,22535</text:p>
          </table:table-cell>
          <table:table-cell office:value-type="float" office:value="0.382733" calcext:value-type="float">
            <text:p>0,3827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15364" calcext:value-type="float">
            <text:p>3,15364</text:p>
          </table:table-cell>
          <table:table-cell office:value-type="float" office:value="0.287422" calcext:value-type="float">
            <text:p>0,2874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15352" calcext:value-type="float">
            <text:p>3,15352</text:p>
          </table:table-cell>
          <table:table-cell office:value-type="float" office:value="0.226603" calcext:value-type="float">
            <text:p>0,22660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22077" calcext:value-type="float">
            <text:p>3,22077</text:p>
          </table:table-cell>
          <table:table-cell office:value-type="float" office:value="0.387063" calcext:value-type="float">
            <text:p>0,38706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1439" calcext:value-type="float">
            <text:p>3,1439</text:p>
          </table:table-cell>
          <table:table-cell office:value-type="float" office:value="0.290079" calcext:value-type="float">
            <text:p>0,290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16471" calcext:value-type="float">
            <text:p>3,16471</text:p>
          </table:table-cell>
          <table:table-cell office:value-type="float" office:value="0.251801" calcext:value-type="float">
            <text:p>0,2518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23966" calcext:value-type="float">
            <text:p>3,23966</text:p>
          </table:table-cell>
          <table:table-cell office:value-type="float" office:value="0.34126" calcext:value-type="float">
            <text:p>0,34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1447" calcext:value-type="float">
            <text:p>3,1447</text:p>
          </table:table-cell>
          <table:table-cell office:value-type="float" office:value="0.298892" calcext:value-type="float">
            <text:p>0,298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2:10:52.329431841</dc:date>
    <meta:generator>LibreOffice/4.2.5.2$Linux_X86_64 LibreOffice_project/420m0$Build-2</meta:generator>
    <meta:editing-duration>PT35S</meta:editing-duration>
    <meta:editing-cycles>2</meta:editing-cycles>
    <meta:document-statistic meta:table-count="1" meta:cell-count="4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901cm" svg:height="21.371cm" xlink:href=".." xlink:type="simple" chart:class="chart:bar" chart:style-name="ch1">
        <chart:legend chart:legend-position="end" svg:x="31.262cm" svg:y="9.888cm" style:legend-expansion="high" chart:style-name="ch2"/>
        <chart:plot-area chart:style-name="ch3" table:cell-range-address="Tabelle1.A2:Tabelle1.B48 Tabelle1.F2:Tabelle1.F48 Tabelle1.J2:Tabelle1.J48" chart:data-source-has-labels="both" svg:x="1.148cm" svg:y="1.843cm" svg:width="28.718cm" svg:height="18.681cm">
          <chartooo:coordinate-region svg:x="1.769cm" svg:y="2.042cm" svg:width="28.097cm" svg:height="17.835cm"/>
          <chart:axis chart:dimension="x" chart:name="primary-x" chart:style-name="ch4" chartooo:axis-type="auto">
            <chartooo:date-scale/>
            <chart:categories table:cell-range-address="Tabelle1.A3:Tabelle1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48" chart:label-cell-address="Tabelle1.B2:Tabelle1.B2" chart:class="chart:bar">
            <chart:data-point chart:repeated="46"/>
          </chart:series>
          <chart:series chart:style-name="ch8" chart:values-cell-range-address="Tabelle1.F3:Tabelle1.F48" chart:label-cell-address="Tabelle1.F2:Tabelle1.F2" chart:class="chart:bar">
            <chart:data-point chart:repeated="46"/>
          </chart:series>
          <chart:series chart:style-name="ch9" chart:values-cell-range-address="Tabelle1.J3:Tabelle1.J48" chart:label-cell-address="Tabelle1.J2:Tabelle1.J2" chart:class="chart:bar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MS_NAI_L-1</text:p>
                <draw:g>
                  <svg:desc>Tabelle1.B2:Tabelle1.B2</svg:desc>
                </draw:g>
              </table:table-cell>
              <table:table-cell office:value-type="string">
                <text:p>AVGRMS_NAI_L-2</text:p>
                <draw:g>
                  <svg:desc>Tabelle1.F2:Tabelle1.F2</svg:desc>
                </draw:g>
              </table:table-cell>
              <table:table-cell office:value-type="string">
                <text:p>AVGRMS_RAND</text:p>
                <draw:g>
                  <svg:desc>Tabelle1.J2:Tabelle1.J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Tabelle1.A3:Tabelle1.A48</svg:desc>
                </draw:g>
              </table:table-cell>
              <table:table-cell office:value-type="float" office:value="8.40897">
                <text:p>8.40897</text:p>
                <draw:g>
                  <svg:desc>Tabelle1.B3:Tabelle1.B48</svg:desc>
                </draw:g>
              </table:table-cell>
              <table:table-cell office:value-type="float" office:value="9.601">
                <text:p>9.601</text:p>
                <draw:g>
                  <svg:desc>Tabelle1.F3:Tabelle1.F48</svg:desc>
                </draw:g>
              </table:table-cell>
              <table:table-cell office:value-type="float" office:value="10.4798">
                <text:p>10.4798</text:p>
                <draw:g>
                  <svg:desc>Tabelle1.J3:Tabelle1.J48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.58817">
                <text:p>6.58817</text:p>
              </table:table-cell>
              <table:table-cell office:value-type="float" office:value="6.79013">
                <text:p>6.79013</text:p>
              </table:table-cell>
              <table:table-cell office:value-type="float" office:value="10.4617">
                <text:p>10.461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.60331">
                <text:p>7.60331</text:p>
              </table:table-cell>
              <table:table-cell office:value-type="float" office:value="10.5972">
                <text:p>10.5972</text:p>
              </table:table-cell>
              <table:table-cell office:value-type="float" office:value="11.7335">
                <text:p>11.73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12754">
                <text:p>9.12754</text:p>
              </table:table-cell>
              <table:table-cell office:value-type="float" office:value="14.764">
                <text:p>14.764</text:p>
              </table:table-cell>
              <table:table-cell office:value-type="float" office:value="14.664">
                <text:p>14.66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.90152">
                <text:p>7.90152</text:p>
              </table:table-cell>
              <table:table-cell office:value-type="float" office:value="9.96865">
                <text:p>9.96865</text:p>
              </table:table-cell>
              <table:table-cell office:value-type="float" office:value="11.9663">
                <text:p>11.96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75263">
                <text:p>8.75263</text:p>
              </table:table-cell>
              <table:table-cell office:value-type="float" office:value="11.2787">
                <text:p>11.2787</text:p>
              </table:table-cell>
              <table:table-cell office:value-type="float" office:value="15.607">
                <text:p>15.6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34832">
                <text:p>7.34832</text:p>
              </table:table-cell>
              <table:table-cell office:value-type="float" office:value="9.51598">
                <text:p>9.51598</text:p>
              </table:table-cell>
              <table:table-cell office:value-type="float" office:value="7.88324">
                <text:p>7.883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.45174">
                <text:p>5.45174</text:p>
              </table:table-cell>
              <table:table-cell office:value-type="float" office:value="6.35418">
                <text:p>6.35418</text:p>
              </table:table-cell>
              <table:table-cell office:value-type="float" office:value="8.26338">
                <text:p>8.2633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18317">
                <text:p>4.18317</text:p>
              </table:table-cell>
              <table:table-cell office:value-type="float" office:value="5.66106">
                <text:p>5.66106</text:p>
              </table:table-cell>
              <table:table-cell office:value-type="float" office:value="7.88169">
                <text:p>7.881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03031">
                <text:p>4.03031</text:p>
              </table:table-cell>
              <table:table-cell office:value-type="float" office:value="4.89388">
                <text:p>4.89388</text:p>
              </table:table-cell>
              <table:table-cell office:value-type="float" office:value="8.18688">
                <text:p>8.186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7357">
                <text:p>3.7357</text:p>
              </table:table-cell>
              <table:table-cell office:value-type="float" office:value="4.54205">
                <text:p>4.54205</text:p>
              </table:table-cell>
              <table:table-cell office:value-type="float" office:value="6.61165">
                <text:p>6.61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75724">
                <text:p>3.75724</text:p>
              </table:table-cell>
              <table:table-cell office:value-type="float" office:value="4.29227">
                <text:p>4.29227</text:p>
              </table:table-cell>
              <table:table-cell office:value-type="float" office:value="5.92665">
                <text:p>5.9266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82883">
                <text:p>3.82883</text:p>
              </table:table-cell>
              <table:table-cell office:value-type="float" office:value="4.1368">
                <text:p>4.1368</text:p>
              </table:table-cell>
              <table:table-cell office:value-type="float" office:value="5.25682">
                <text:p>5.256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86403">
                <text:p>3.86403</text:p>
              </table:table-cell>
              <table:table-cell office:value-type="float" office:value="4.16739">
                <text:p>4.16739</text:p>
              </table:table-cell>
              <table:table-cell office:value-type="float" office:value="5.1889">
                <text:p>5.188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73749">
                <text:p>3.73749</text:p>
              </table:table-cell>
              <table:table-cell office:value-type="float" office:value="4.10929">
                <text:p>4.10929</text:p>
              </table:table-cell>
              <table:table-cell office:value-type="float" office:value="5.1009">
                <text:p>5.10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66863">
                <text:p>3.66863</text:p>
              </table:table-cell>
              <table:table-cell office:value-type="float" office:value="3.958">
                <text:p>3.958</text:p>
              </table:table-cell>
              <table:table-cell office:value-type="float" office:value="4.96226">
                <text:p>4.962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.48751">
                <text:p>3.48751</text:p>
              </table:table-cell>
              <table:table-cell office:value-type="float" office:value="3.95085">
                <text:p>3.95085</text:p>
              </table:table-cell>
              <table:table-cell office:value-type="float" office:value="4.72596">
                <text:p>4.7259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.41926">
                <text:p>3.41926</text:p>
              </table:table-cell>
              <table:table-cell office:value-type="float" office:value="3.79087">
                <text:p>3.79087</text:p>
              </table:table-cell>
              <table:table-cell office:value-type="float" office:value="4.6965">
                <text:p>4.696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.40692">
                <text:p>3.40692</text:p>
              </table:table-cell>
              <table:table-cell office:value-type="float" office:value="3.77928">
                <text:p>3.77928</text:p>
              </table:table-cell>
              <table:table-cell office:value-type="float" office:value="4.17627">
                <text:p>4.1762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36458">
                <text:p>3.36458</text:p>
              </table:table-cell>
              <table:table-cell office:value-type="float" office:value="3.58723">
                <text:p>3.58723</text:p>
              </table:table-cell>
              <table:table-cell office:value-type="float" office:value="4.13459">
                <text:p>4.1345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.38968">
                <text:p>3.38968</text:p>
              </table:table-cell>
              <table:table-cell office:value-type="float" office:value="3.57238">
                <text:p>3.57238</text:p>
              </table:table-cell>
              <table:table-cell office:value-type="float" office:value="4.11387">
                <text:p>4.1138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.46437">
                <text:p>3.46437</text:p>
              </table:table-cell>
              <table:table-cell office:value-type="float" office:value="3.56589">
                <text:p>3.56589</text:p>
              </table:table-cell>
              <table:table-cell office:value-type="float" office:value="3.95377">
                <text:p>3.9537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50094">
                <text:p>3.50094</text:p>
              </table:table-cell>
              <table:table-cell office:value-type="float" office:value="3.54036">
                <text:p>3.54036</text:p>
              </table:table-cell>
              <table:table-cell office:value-type="float" office:value="3.84059">
                <text:p>3.8405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42237">
                <text:p>3.42237</text:p>
              </table:table-cell>
              <table:table-cell office:value-type="float" office:value="3.54919">
                <text:p>3.54919</text:p>
              </table:table-cell>
              <table:table-cell office:value-type="float" office:value="3.73981">
                <text:p>3.7398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30188">
                <text:p>3.30188</text:p>
              </table:table-cell>
              <table:table-cell office:value-type="float" office:value="3.4395">
                <text:p>3.4395</text:p>
              </table:table-cell>
              <table:table-cell office:value-type="float" office:value="3.68484">
                <text:p>3.684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9612">
                <text:p>3.29612</text:p>
              </table:table-cell>
              <table:table-cell office:value-type="float" office:value="3.36105">
                <text:p>3.36105</text:p>
              </table:table-cell>
              <table:table-cell office:value-type="float" office:value="3.58066">
                <text:p>3.5806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28688">
                <text:p>3.28688</text:p>
              </table:table-cell>
              <table:table-cell office:value-type="float" office:value="3.37499">
                <text:p>3.37499</text:p>
              </table:table-cell>
              <table:table-cell office:value-type="float" office:value="3.5155">
                <text:p>3.51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6623">
                <text:p>3.26623</text:p>
              </table:table-cell>
              <table:table-cell office:value-type="float" office:value="3.3474">
                <text:p>3.3474</text:p>
              </table:table-cell>
              <table:table-cell office:value-type="float" office:value="3.51341">
                <text:p>3.5134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27007">
                <text:p>3.27007</text:p>
              </table:table-cell>
              <table:table-cell office:value-type="float" office:value="3.40335">
                <text:p>3.40335</text:p>
              </table:table-cell>
              <table:table-cell office:value-type="float" office:value="3.52541">
                <text:p>3.5254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2335">
                <text:p>3.2335</text:p>
              </table:table-cell>
              <table:table-cell office:value-type="float" office:value="3.39042">
                <text:p>3.39042</text:p>
              </table:table-cell>
              <table:table-cell office:value-type="float" office:value="3.49219">
                <text:p>3.4921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23086">
                <text:p>3.23086</text:p>
              </table:table-cell>
              <table:table-cell office:value-type="float" office:value="3.3738">
                <text:p>3.3738</text:p>
              </table:table-cell>
              <table:table-cell office:value-type="float" office:value="3.48518">
                <text:p>3.485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.25255">
                <text:p>3.25255</text:p>
              </table:table-cell>
              <table:table-cell office:value-type="float" office:value="3.38289">
                <text:p>3.38289</text:p>
              </table:table-cell>
              <table:table-cell office:value-type="float" office:value="3.46022">
                <text:p>3.460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24365">
                <text:p>3.24365</text:p>
              </table:table-cell>
              <table:table-cell office:value-type="float" office:value="3.35883">
                <text:p>3.35883</text:p>
              </table:table-cell>
              <table:table-cell office:value-type="float" office:value="3.40448">
                <text:p>3.4044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18657">
                <text:p>3.18657</text:p>
              </table:table-cell>
              <table:table-cell office:value-type="float" office:value="3.36247">
                <text:p>3.36247</text:p>
              </table:table-cell>
              <table:table-cell office:value-type="float" office:value="3.38018">
                <text:p>3.3801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18075">
                <text:p>3.18075</text:p>
              </table:table-cell>
              <table:table-cell office:value-type="float" office:value="3.33332">
                <text:p>3.33332</text:p>
              </table:table-cell>
              <table:table-cell office:value-type="float" office:value="3.31294">
                <text:p>3.312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19639">
                <text:p>3.19639</text:p>
              </table:table-cell>
              <table:table-cell office:value-type="float" office:value="3.30719">
                <text:p>3.30719</text:p>
              </table:table-cell>
              <table:table-cell office:value-type="float" office:value="3.31154">
                <text:p>3.3115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.18308">
                <text:p>3.18308</text:p>
              </table:table-cell>
              <table:table-cell office:value-type="float" office:value="3.30817">
                <text:p>3.30817</text:p>
              </table:table-cell>
              <table:table-cell office:value-type="float" office:value="3.28657">
                <text:p>3.2865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.16543">
                <text:p>3.16543</text:p>
              </table:table-cell>
              <table:table-cell office:value-type="float" office:value="3.31775">
                <text:p>3.31775</text:p>
              </table:table-cell>
              <table:table-cell office:value-type="float" office:value="3.2712">
                <text:p>3.27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15617">
                <text:p>3.15617</text:p>
              </table:table-cell>
              <table:table-cell office:value-type="float" office:value="3.30352">
                <text:p>3.30352</text:p>
              </table:table-cell>
              <table:table-cell office:value-type="float" office:value="3.21874">
                <text:p>3.2187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.13113">
                <text:p>3.13113</text:p>
              </table:table-cell>
              <table:table-cell office:value-type="float" office:value="3.31484">
                <text:p>3.31484</text:p>
              </table:table-cell>
              <table:table-cell office:value-type="float" office:value="3.19962">
                <text:p>3.1996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14182">
                <text:p>3.14182</text:p>
              </table:table-cell>
              <table:table-cell office:value-type="float" office:value="3.25186">
                <text:p>3.25186</text:p>
              </table:table-cell>
              <table:table-cell office:value-type="float" office:value="3.20087">
                <text:p>3.2008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12692">
                <text:p>3.12692</text:p>
              </table:table-cell>
              <table:table-cell office:value-type="float" office:value="3.24779">
                <text:p>3.24779</text:p>
              </table:table-cell>
              <table:table-cell office:value-type="float" office:value="3.18064">
                <text:p>3.1806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12645">
                <text:p>3.12645</text:p>
              </table:table-cell>
              <table:table-cell office:value-type="float" office:value="3.23379">
                <text:p>3.23379</text:p>
              </table:table-cell>
              <table:table-cell office:value-type="float" office:value="3.16428">
                <text:p>3.1642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.15559">
                <text:p>3.15559</text:p>
              </table:table-cell>
              <table:table-cell office:value-type="float" office:value="3.22535">
                <text:p>3.22535</text:p>
              </table:table-cell>
              <table:table-cell office:value-type="float" office:value="3.15364">
                <text:p>3.153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15352">
                <text:p>3.15352</text:p>
              </table:table-cell>
              <table:table-cell office:value-type="float" office:value="3.22077">
                <text:p>3.22077</text:p>
              </table:table-cell>
              <table:table-cell office:value-type="float" office:value="3.1439">
                <text:p>3.14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16471">
                <text:p>3.16471</text:p>
              </table:table-cell>
              <table:table-cell office:value-type="float" office:value="3.23966">
                <text:p>3.23966</text:p>
              </table:table-cell>
              <table:table-cell office:value-type="float" office:value="3.1447">
                <text:p>3.1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